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54f2" officeooo:paragraph-rsid="000654f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caf8" officeooo:paragraph-rsid="0008caf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1e35" officeooo:paragraph-rsid="000b1e3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bcd6" officeooo:paragraph-rsid="000ebc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a3232" officeooo:paragraph-rsid="000a323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e81f" officeooo:paragraph-rsid="0009e81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d7ddd" officeooo:paragraph-rsid="000d7dd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e629" officeooo:paragraph-rsid="000fe62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d7ddd" officeooo:paragraph-rsid="000d7dd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fe629" officeooo:paragraph-rsid="000fe62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7ddd" officeooo:paragraph-rsid="000d7dd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c525" officeooo:paragraph-rsid="0013c5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07ae" officeooo:paragraph-rsid="001607ae" style:font-size-asian="12pt" style:font-weight-asian="normal" style:font-size-complex="12pt" style:font-weight-complex="normal"/>
    </style:style>
    <style:style style:name="T1" style:family="text">
      <style:text-properties officeooo:rsid="000d7ddd"/>
    </style:style>
    <style:style style:name="T2" style:family="text">
      <style:text-properties officeooo:rsid="0014ce0c"/>
    </style:style>
    <style:style style:name="T3" style:family="text">
      <style:text-properties officeooo:rsid="0016f3f1"/>
    </style:style>
    <style:style style:name="T4" style:family="text">
      <style:text-properties officeooo:rsid="0018d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ад в свой мир.</text:p>
      <text:p text:style-name="P1"/>
      <text:p text:style-name="P5">О чём рассказ!</text:p>
      <text:p text:style-name="P2"/>
      <text:p text:style-name="P2">Рассказ про девушку Дашу, которая просыпается в больничной палате. Она не понимает как в ней оказалась. Когда её посещает врач, то объясняет, что её зовут София, ей 23 года и она находится в психиатрической больнице святой Марии (вымышленная). Даша пытается объяснить, что это ошибка и она не София, но врач её не слушает. Весь рассказ Даша пытается выяснить, что происходит. А в конце выясняется правда.</text:p>
      <text:p text:style-name="P2"/>
      <text:p text:style-name="P5">Персонажи:</text:p>
      <text:p text:style-name="P2"/>
      <text:p text:style-name="P6">Даша <text:span text:style-name="T1">Новикова</text:span></text:p>
      <text:p text:style-name="P6"/>
      <text:p text:style-name="P3">Родилась и выросла в России. 27 лет. Живёт с больным отцом в двухкомнатной квартире.</text:p>
      <text:p text:style-name="P4">Работает в магазине бытовой техники. Свободное время проводит дома ухаживая за отцом.</text:p>
      <text:p text:style-name="P3"/>
      <text:p text:style-name="P7">София Уильямс</text:p>
      <text:p text:style-name="P11"/>
      <text:p text:style-name="P11"/>
      <text:p text:style-name="P7"/>
      <text:p text:style-name="P8">Элизабет Томсон</text:p>
      <text:p text:style-name="P8"/>
      <text:p text:style-name="P12">Старшая медсестра в больнице. 43 года. Замужем. Две дочери. <text:span text:style-name="T2">С 18 лет помогала своей родной сестрой с депрессией. Была свидетелем как она покончила с собой, бросившись под машину.</text:span></text:p>
      <text:p text:style-name="P13">Тяжело переживала смерть сестры. Посещала психотерепевта. Через какое-то время решила <text:span text:style-name="T3">устроиться</text:span> медсестрой в психиатрическую больницу. <text:span text:style-name="T4">Ей пришлось записаться на курсы сестринства. Учиться много лет, после чего она устроилась в больницу, где дослужилась до старшей медсестры.</text:span></text:p>
      <text:p text:style-name="P8"/>
      <text:p text:style-name="P8">Агата Стоун</text:p>
      <text:p text:style-name="P7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1:21:28.895198839</meta:creation-date>
    <dc:date>2022-12-01T21:42:50.741917097</dc:date>
    <meta:editing-duration>PT1H32M28S</meta:editing-duration>
    <meta:editing-cycles>15</meta:editing-cycles>
    <meta:generator>LibreOffice/7.4.2.3$Linux_X86_64 LibreOffice_project/40$Build-3</meta:generator>
    <meta:document-statistic meta:table-count="0" meta:image-count="0" meta:object-count="0" meta:page-count="1" meta:paragraph-count="12" meta:word-count="170" meta:character-count="1119" meta:non-whitespace-character-count="961"/>
  </office:meta>
</office:document-meta>
</file>